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8.627cm" fo:margin-left="0cm" table:align="left"/>
    </style:style>
    <style:style style:name="Tabel1.A" style:family="table-column">
      <style:table-column-properties style:column-width="5.609cm"/>
    </style:style>
    <style:style style:name="Tabel1.B" style:family="table-column">
      <style:table-column-properties style:column-width="13.018cm"/>
    </style:style>
    <style:style style:name="Tabel1.A1" style:family="table-cell">
      <style:table-cell-properties fo:padding="0.097cm" fo:border="none"/>
    </style:style>
    <style:style style:name="P1" style:family="paragraph" style:parent-style-name="Standard">
      <style:text-properties officeooo:paragraph-rsid="001664c2"/>
    </style:style>
    <style:style style:name="P2" style:family="paragraph" style:parent-style-name="Standard">
      <style:text-properties style:font-name="Liberation Serif" fo:font-size="9pt" fo:font-weight="bold" officeooo:paragraph-rsid="0018e164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Liberation Serif" fo:font-size="9pt" fo:font-weight="bold" officeooo:paragraph-rsid="001664c2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Liberation Serif" fo:font-size="9pt" fo:font-weight="bold" officeooo:paragraph-rsid="001b0851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urier New" fo:font-size="9pt" fo:font-weight="normal" officeooo:paragraph-rsid="0016f2dc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Courier New" fo:font-size="9pt" fo:font-weight="normal" officeooo:paragraph-rsid="0017df08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Courier New" fo:font-size="9pt" fo:font-weight="normal" officeooo:paragraph-rsid="001664c2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Courier New" fo:font-size="9pt" fo:font-weight="normal" officeooo:paragraph-rsid="0018e164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Courier New" fo:font-size="9pt" fo:font-weight="normal" officeooo:paragraph-rsid="001a9d8b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Courier New" fo:font-size="9pt" officeooo:paragraph-rsid="001664c2" style:font-size-asian="9pt" style:font-size-complex="9pt"/>
    </style:style>
    <style:style style:name="P11" style:family="paragraph" style:parent-style-name="Standard">
      <style:text-properties style:font-name="Courier New" fo:font-size="9pt" fo:font-style="normal" fo:font-weight="normal" officeooo:paragraph-rsid="001b0851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fo:font-size="9pt" officeooo:paragraph-rsid="0016f2dc" style:font-size-asian="9pt" style:font-size-complex="9pt"/>
    </style:style>
    <style:style style:name="P13" style:family="paragraph" style:parent-style-name="Standard">
      <style:text-properties fo:font-size="9pt" officeooo:paragraph-rsid="001664c2" style:font-size-asian="9pt" style:font-size-complex="9pt"/>
    </style:style>
    <style:style style:name="P14" style:family="paragraph" style:parent-style-name="Standard">
      <style:text-properties fo:font-size="9pt" fo:font-weight="normal" officeooo:paragraph-rsid="001664c2" style:font-size-asian="9pt" style:font-weight-asian="normal" style:font-size-complex="9pt" style:font-weight-complex="normal"/>
    </style:style>
    <style:style style:name="P15" style:family="paragraph" style:parent-style-name="Standard">
      <style:text-properties fo:font-size="9pt" fo:font-weight="normal" officeooo:paragraph-rsid="0016f2dc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size="9pt" fo:font-weight="normal" officeooo:paragraph-rsid="0018e164" style:font-size-asian="9pt" style:font-weight-asian="normal" style:font-size-complex="9pt" style:font-weight-complex="normal"/>
    </style:style>
    <style:style style:name="P17" style:family="paragraph" style:parent-style-name="Standard">
      <style:text-properties fo:font-size="9pt" fo:font-weight="normal" officeooo:paragraph-rsid="0019b6b7" style:font-size-asian="9pt" style:font-weight-asian="normal" style:font-size-complex="9pt" style:font-weight-complex="normal"/>
    </style:style>
    <style:style style:name="P18" style:family="paragraph" style:parent-style-name="Standard">
      <style:text-properties fo:font-size="9pt" fo:font-weight="normal" officeooo:paragraph-rsid="001a9d8b" style:font-size-asian="9pt" style:font-weight-asian="normal" style:font-size-complex="9pt" style:font-weight-complex="normal"/>
    </style:style>
    <style:style style:name="P19" style:family="paragraph" style:parent-style-name="Standard">
      <style:text-properties fo:font-size="9pt" fo:font-weight="normal" officeooo:paragraph-rsid="001b0851" style:font-size-asian="9pt" style:font-weight-asian="normal" style:font-size-complex="9pt" style:font-weight-complex="normal"/>
    </style:style>
    <style:style style:name="P20" style:family="paragraph" style:parent-style-name="Standard">
      <style:text-properties style:use-window-font-color="true" style:font-name="Courier New" fo:font-size="9pt" fo:font-style="normal" fo:font-weight="bold" officeooo:paragraph-rsid="001b0851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Standard">
      <style:text-properties style:use-window-font-color="true" style:font-name="Courier New" fo:font-size="9pt" fo:font-style="normal" fo:font-weight="normal" officeooo:paragraph-rsid="001b0851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01664c2"/>
    </style:style>
    <style:style style:name="T2" style:family="text">
      <style:text-properties officeooo:rsid="0016f2dc"/>
    </style:style>
    <style:style style:name="T3" style:family="text">
      <style:text-properties fo:font-weight="bold" officeooo:rsid="0016f2dc" style:font-weight-asian="bold" style:font-weight-complex="bold"/>
    </style:style>
    <style:style style:name="T4" style:family="text">
      <style:text-properties fo:font-weight="bold" officeooo:rsid="001664c2" style:font-weight-asian="bold" style:font-weight-complex="bold"/>
    </style:style>
    <style:style style:name="T5" style:family="text">
      <style:text-properties fo:font-weight="bold" officeooo:rsid="0017df08" style:font-weight-asian="bold" style:font-weight-complex="bold"/>
    </style:style>
    <style:style style:name="T6" style:family="text">
      <style:text-properties fo:font-weight="bold" officeooo:rsid="0018e164" style:font-weight-asian="bold" style:font-weight-complex="bold"/>
    </style:style>
    <style:style style:name="T7" style:family="text">
      <style:text-properties fo:font-weight="bold" officeooo:rsid="0019b6b7" style:font-weight-asian="bold" style:font-weight-complex="bold"/>
    </style:style>
    <style:style style:name="T8" style:family="text">
      <style:text-properties fo:font-weight="bold" officeooo:rsid="001b0851" style:font-weight-asian="bold" style:font-weight-complex="bold"/>
    </style:style>
    <style:style style:name="T9" style:family="text">
      <style:text-properties fo:font-weight="bold" officeooo:rsid="001b5390" style:font-weight-asian="bold" style:font-weight-complex="bold"/>
    </style:style>
    <style:style style:name="T10" style:family="text">
      <style:text-properties fo:font-style="italic" officeooo:rsid="001664c2" style:font-style-asian="italic" style:font-style-complex="italic"/>
    </style:style>
    <style:style style:name="T11" style:family="text">
      <style:text-properties fo:font-style="italic" officeooo:rsid="0016f2dc" style:font-style-asian="italic" style:font-style-complex="italic"/>
    </style:style>
    <style:style style:name="T12" style:family="text">
      <style:text-properties fo:font-style="italic" officeooo:rsid="0017df08" style:font-style-asian="italic" style:font-style-complex="italic"/>
    </style:style>
    <style:style style:name="T13" style:family="text">
      <style:text-properties fo:font-style="italic" officeooo:rsid="0018e164" style:font-style-asian="italic" style:font-style-complex="italic"/>
    </style:style>
    <style:style style:name="T14" style:family="text">
      <style:text-properties fo:font-style="italic" officeooo:rsid="001b0851" style:font-style-asian="italic" style:font-style-complex="italic"/>
    </style:style>
    <style:style style:name="T15" style:family="text">
      <style:text-properties fo:font-style="italic" fo:font-weight="bold" officeooo:rsid="001b0851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8e164" style:font-style-asian="italic" style:font-weight-asian="bold" style:font-style-complex="italic" style:font-weight-complex="bold"/>
    </style:style>
    <style:style style:name="T17" style:family="text">
      <style:text-properties fo:color="#b3b3b3" fo:font-style="italic" fo:font-weight="bold" officeooo:rsid="001664c2" style:font-style-asian="italic" style:font-weight-asian="bold" style:font-style-complex="italic" style:font-weight-complex="bold"/>
    </style:style>
    <style:style style:name="T18" style:family="text">
      <style:text-properties fo:color="#b3b3b3" fo:font-style="italic" fo:font-weight="bold" officeooo:rsid="0016f2dc" style:font-style-asian="italic" style:font-weight-asian="bold" style:font-style-complex="italic" style:font-weight-complex="bold"/>
    </style:style>
    <style:style style:name="T19" style:family="text">
      <style:text-properties fo:color="#b3b3b3" fo:font-style="italic" fo:font-weight="bold" officeooo:rsid="0018e164" style:font-style-asian="italic" style:font-weight-asian="bold" style:font-style-complex="italic" style:font-weight-complex="bold"/>
    </style:style>
    <style:style style:name="T20" style:family="text">
      <style:text-properties fo:color="#b3b3b3" fo:font-style="italic" fo:font-weight="bold" officeooo:rsid="0019b6b7" style:font-style-asian="italic" style:font-weight-asian="bold" style:font-style-complex="italic" style:font-weight-complex="bold"/>
    </style:style>
    <style:style style:name="T21" style:family="text">
      <style:text-properties fo:color="#b3b3b3" fo:font-style="italic" fo:font-weight="bold" officeooo:rsid="001a9d8b" style:font-style-asian="italic" style:font-weight-asian="bold" style:font-style-complex="italic" style:font-weight-complex="bold"/>
    </style:style>
    <style:style style:name="T22" style:family="text">
      <style:text-properties fo:color="#b3b3b3" fo:font-style="italic" fo:font-weight="bold" officeooo:rsid="001b0851" style:font-style-asian="italic" style:font-weight-asian="bold" style:font-style-complex="italic" style:font-weight-complex="bold"/>
    </style:style>
    <style:style style:name="T23" style:family="text">
      <style:text-properties fo:color="#b3b3b3" fo:font-style="italic" officeooo:rsid="001664c2" style:font-style-asian="italic" style:font-style-complex="italic"/>
    </style:style>
    <style:style style:name="T24" style:family="text">
      <style:text-properties fo:color="#b3b3b3" fo:font-style="italic" officeooo:rsid="001b0851" style:font-style-asian="italic" style:font-style-complex="italic"/>
    </style:style>
    <style:style style:name="T25" style:family="text">
      <style:text-properties fo:color="#b3b3b3" fo:font-style="italic" officeooo:rsid="0018e164" style:font-style-asian="italic" style:font-style-complex="italic"/>
    </style:style>
    <style:style style:name="T26" style:family="text">
      <style:text-properties style:font-name="Courier New" officeooo:rsid="0016f2dc"/>
    </style:style>
    <style:style style:name="T27" style:family="text">
      <style:text-properties style:font-name="Courier New" fo:font-size="8pt" officeooo:rsid="001a9d8b" style:font-size-asian="8pt" style:font-size-complex="8pt"/>
    </style:style>
    <style:style style:name="T28" style:family="text">
      <style:text-properties style:font-name="Courier New" fo:font-size="8pt" officeooo:rsid="0016f2dc" style:font-size-asian="8pt" style:font-size-complex="8pt"/>
    </style:style>
    <style:style style:name="T29" style:family="text">
      <style:text-properties style:font-name="Courier New" fo:font-size="8pt" officeooo:rsid="001b0851" style:font-size-asian="8pt" style:font-size-complex="8pt"/>
    </style:style>
    <style:style style:name="T30" style:family="text">
      <style:text-properties style:font-name="Courier New" fo:font-size="8pt" officeooo:rsid="0019b6b7" style:font-size-asian="8pt" style:font-size-complex="8pt"/>
    </style:style>
    <style:style style:name="T31" style:family="text">
      <style:text-properties style:font-name="Courier New" fo:font-size="8pt" officeooo:rsid="0018e164" style:font-size-asian="8pt" style:font-size-complex="8pt"/>
    </style:style>
    <style:style style:name="T32" style:family="text">
      <style:text-properties officeooo:rsid="0017df08"/>
    </style:style>
    <style:style style:name="T33" style:family="text">
      <style:text-properties officeooo:rsid="0018e164"/>
    </style:style>
    <style:style style:name="T34" style:family="text">
      <style:text-properties officeooo:rsid="0019b6b7"/>
    </style:style>
    <style:style style:name="T35" style:family="text">
      <style:text-properties officeooo:rsid="001a9d8b"/>
    </style:style>
    <style:style style:name="T36" style:family="text">
      <style:text-properties officeooo:rsid="001b0851"/>
    </style:style>
    <style:style style:name="T37" style:family="text">
      <style:text-properties style:use-window-font-color="true" fo:font-style="italic" fo:font-weight="bold" officeooo:rsid="001b0851" style:font-style-asian="italic" style:font-weight-asian="bold" style:font-style-complex="italic" style:font-weight-complex="bold"/>
    </style:style>
    <style:style style:name="T38" style:family="text">
      <style:text-properties style:use-window-font-color="true" fo:font-style="italic" officeooo:rsid="0018e164" style:font-style-asian="italic" style:font-style-complex="italic"/>
    </style:style>
    <style:style style:name="T39" style:family="text">
      <style:text-properties style:use-window-font-color="true" fo:font-style="italic" officeooo:rsid="001b0851" style:font-style-asian="italic" style:font-style-complex="italic"/>
    </style:style>
    <style:style style:name="T40" style:family="text">
      <style:text-properties officeooo:rsid="001b53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it Kvikref</text:span><text:span text:style-name="T33">erence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3"><text:span text:style-name="T1">Filehåndtering</text:span></text:p>
          </table:table-cell>
          <table:table-cell table:style-name="Tabel1.A1" office:value-type="string">
            <text:p text:style-name="P13"/>
          </table:table-cell>
        </table:table-row>
        <table:table-row>
          <table:table-cell table:style-name="Tabel1.A1" office:value-type="string">
            <text:p text:style-name="P10"><text:span text:style-name="T4">git add</text:span><text:span text:style-name="T1"> </text:span><text:span text:style-name="T10">filnavn</text:span></text:p>
          </table:table-cell>
          <table:table-cell table:style-name="Tabel1.A1" office:value-type="string">
            <text:p text:style-name="P13"/>
          </table:table-cell>
        </table:table-row>
        <table:table-row>
          <table:table-cell table:style-name="Tabel1.A1" office:value-type="string">
            <text:p text:style-name="P10"><text:span text:style-name="T4">git rm</text:span><text:span text:style-name="T17"> </text:span><text:span text:style-name="T18">-f</text:span><text:span text:style-name="T23"> </text:span><text:span text:style-name="T10">filnavn</text:span></text:p>
          </table:table-cell>
          <table:table-cell table:style-name="Tabel1.A1" office:value-type="string">
            <text:p text:style-name="P12"><text:span text:style-name="T2">Sletter filen eller mappen med filer fra </text:span><text:span text:style-name="T33">G</text:span><text:span text:style-name="T2">it. Angives </text:span><text:span text:style-name="T26">-f</text:span><text:span text:style-name="T2"> slettes filen også fra filsystemet.</text:span></text:p>
          </table:table-cell>
        </table:table-row>
        <table:table-row>
          <table:table-cell table:style-name="Tabel1.A1" office:value-type="string">
            <text:p text:style-name="P6"><text:span text:style-name="T32">git mv</text:span><text:span text:style-name="T17"> </text:span><text:span text:style-name="T18">-f</text:span><text:span text:style-name="T23"> </text:span><text:span text:style-name="T10">f</text:span><text:span text:style-name="T12">ra til</text:span></text:p>
          </table:table-cell>
          <table:table-cell table:style-name="Tabel1.A1" office:value-type="string">
            <text:p text:style-name="P12"><text:span text:style-name="T32">Flytter</text:span><text:span text:style-name="T2"> filen eller mappen med filer </text:span><text:span text:style-name="T32">i </text:span><text:span text:style-name="T33">G</text:span><text:span text:style-name="T2">it. Angives </text:span><text:span text:style-name="T26">-f</text:span><text:span text:style-name="T2"> </text:span><text:span text:style-name="T32">flyttes</text:span><text:span text:style-name="T2"> filen også </text:span><text:span text:style-name="T32">i</text:span><text:span text:style-name="T2"> filsystemet.</text:span></text:p>
          </table:table-cell>
        </table:table-row>
        <table:table-row>
          <table:table-cell table:style-name="Tabel1.A1" office:value-type="string">
            <text:p text:style-name="P6"><text:span text:style-name="T4">git </text:span><text:span text:style-name="T5">checkout</text:span><text:span text:style-name="T17"> </text:span><text:span text:style-name="T18">-f</text:span><text:span text:style-name="T23"> </text:span><text:span text:style-name="T10">filnavn</text:span></text:p>
          </table:table-cell>
          <table:table-cell table:style-name="Tabel1.A1" office:value-type="string">
            <text:p text:style-name="P12"><text:span text:style-name="T32">Indlæser filen fra den nuværende revision</text:span><text:span text:style-name="T2">. Angives </text:span><text:span text:style-name="T26">-f</text:span><text:span text:style-name="T2"> </text:span><text:span text:style-name="T32">overskrives alt, som ikke er meldt ind</text:span><text:span text:style-name="T2">.</text:span></text:p>
          </table:table-cell>
        </table:table-row>
        <table:table-row>
          <table:table-cell table:style-name="Tabel1.A1" office:value-type="string">
            <text:p text:style-name="P6"><text:span text:style-name="T4">git </text:span><text:span text:style-name="T5">checkout</text:span><text:span text:style-name="T17"> </text:span><text:span text:style-name="T18">-f</text:span><text:span text:style-name="T23"> </text:span><text:span text:style-name="T12">rev f</text:span><text:span text:style-name="T10">ilnavn</text:span></text:p>
          </table:table-cell>
          <table:table-cell table:style-name="Tabel1.A1" office:value-type="string">
            <text:p text:style-name="P12"><text:span text:style-name="T32">Indlæser filen fra den angivne revision</text:span><text:span text:style-name="T2">. Angives </text:span><text:span text:style-name="T26">-f</text:span><text:span text:style-name="T2"> </text:span><text:span text:style-name="T32">overskrives alt, som ikke er meldt ind</text:span><text:span text:style-name="T2">.</text:span></text:p>
          </table:table-cell>
        </table:table-row>
        <table:table-row>
          <table:table-cell table:style-name="Tabel1.A1" office:value-type="string">
            <text:p text:style-name="P2"><text:span text:style-name="T33">Arbejdstræet </text:span><text:span text:style-name="T40">(working tree)</text:span></text:p>
          </table:table-cell>
          <table:table-cell table:style-name="Tabel1.A1" office:value-type="string">
            <text:p text:style-name="P14"/>
          </table:table-cell>
        </table:table-row>
        <table:table-row>
          <table:table-cell table:style-name="Tabel1.A1" office:value-type="string">
            <text:p text:style-name="P8"><text:span text:style-name="T4">git </text:span><text:span text:style-name="T6">add</text:span><text:span text:style-name="T13"> </text:span><text:span text:style-name="T10">filnavn</text:span></text:p>
          </table:table-cell>
          <table:table-cell table:style-name="Tabel1.A1" office:value-type="string">
            <text:p text:style-name="P16"><text:span text:style-name="T33">Tilføjer filen eller mappen med filer som skal indmeldes i Git. </text:span></text:p>
          </table:table-cell>
        </table:table-row>
        <table:table-row>
          <table:table-cell table:style-name="Tabel1.A1" office:value-type="string">
            <text:p text:style-name="P8"><text:span text:style-name="T4">git </text:span><text:span text:style-name="T6">commit</text:span><text:span text:style-name="T17"> </text:span><text:span text:style-name="T18">-</text:span><text:span text:style-name="T19">a </text:span><text:span text:style-name="T20">filnavn -m ””</text:span></text:p>
          </table:table-cell>
          <table:table-cell table:style-name="Tabel1.A1" office:value-type="string">
            <text:p text:style-name="P17"><text:span text:style-name="T33">Indmelder </text:span><text:span text:style-name="T34">alle tilføjede ændringer</text:span><text:span text:style-name="T33"> i Git. Angives</text:span><text:span text:style-name="T2"> </text:span><text:span text:style-name="T28">-</text:span><text:span text:style-name="T31">a</text:span><text:span text:style-name="T2"> </text:span><text:span text:style-name="T33">indmeldes alle ændrede filer automatisk</text:span><text:span text:style-name="T2">. </text:span><text:span text:style-name="T34">Angives filnavn indmeldes de angivne filer eller mapper med filer. Angives</text:span><text:span text:style-name="T2"> </text:span><text:span text:style-name="T28">-</text:span><text:span text:style-name="T30">m ””</text:span><text:span text:style-name="T2"> </text:span><text:span text:style-name="T33">i</text:span><text:span text:style-name="T34">ndmeldes med kommentaren skrevet mellem anførselstegnene (udenlades </text:span><text:span text:style-name="T30">-m</text:span><text:span text:style-name="T34"> spørges der om kommentaren</text:span><text:span text:style-name="T33">.</text:span><text:span text:style-name="T34"> </text:span></text:p>
          </table:table-cell>
        </table:table-row>
        <table:table-row>
          <table:table-cell table:style-name="Tabel1.A1" office:value-type="string">
            <text:p text:style-name="P9"><text:span text:style-name="T4">git </text:span><text:span text:style-name="T7">reset</text:span><text:span text:style-name="T17"> –</text:span><text:span text:style-name="T21">soft HEAD^</text:span><text:span text:style-name="T19"> </text:span></text:p>
          </table:table-cell>
          <table:table-cell table:style-name="Tabel1.A1" office:value-type="string">
            <text:p text:style-name="P18"><text:span text:style-name="T35">Nulstiller tilføjelser, som skal indmeldes. </text:span><text:span text:style-name="T33">Angives</text:span><text:span text:style-name="T2"> </text:span><text:span text:style-name="T27">--soft HEAD^</text:span><text:span text:style-name="T2"> </text:span><text:span text:style-name="T35">tilbageføres også seneste indmel­ding, som gemmes under </text:span><text:span text:style-name="T27">.git/OLD_HEAD</text:span><text:span text:style-name="T35">. </text:span><text:span text:style-name="T27">HEAD^2</text:span><text:span text:style-name="T35"> og </text:span><text:span text:style-name="T27">HEAD^3</text:span><text:span text:style-name="T35"> angiver de to forrige før seneste. Angives </text:span><text:span text:style-name="T27">--hard</text:span><text:span text:style-name="T35"> i stedet for </text:span><text:span text:style-name="T27">--soft</text:span><text:span text:style-name="T35">, gemmes ændringer ikke, så de kan indmeldes igen.</text:span></text:p>
          </table:table-cell>
        </table:table-row>
        <table:table-row>
          <table:table-cell table:style-name="Tabel1.A1" office:value-type="string">
            <text:p text:style-name="P8"><text:span text:style-name="T4">git </text:span><text:span text:style-name="T8">clean</text:span></text:p>
          </table:table-cell>
          <table:table-cell table:style-name="Tabel1.A1" office:value-type="string">
            <text:p text:style-name="P19"><text:span text:style-name="T36">Rydder arbejdstræet for ukendte filer.</text:span></text:p>
          </table:table-cell>
        </table:table-row>
        <table:table-row>
          <table:table-cell table:style-name="Tabel1.A1" office:value-type="string">
            <text:p text:style-name="P11"><text:span text:style-name="T4">git </text:span><text:span text:style-name="T8">diff</text:span><text:span text:style-name="T19"> </text:span><text:span text:style-name="T22">HEAD </text:span><text:span text:style-name="T20">filnavn</text:span></text:p>
          </table:table-cell>
          <table:table-cell table:style-name="Tabel1.A1" office:value-type="string">
            <text:p text:style-name="P19"><text:span text:style-name="T33">Viser </text:span><text:span text:style-name="T36">ændring i</text:span><text:span text:style-name="T33"> arbejdstræet. </text:span><text:span text:style-name="T2">Angives</text:span><text:span text:style-name="T28"> </text:span><text:span text:style-name="T29">filnavn</text:span><text:span text:style-name="T28"> </text:span><text:span text:style-name="T36">gælder det kun for de angivne filer og mapper</text:span><text:span text:style-name="T2">. </text:span><text:span text:style-name="T36">Angives HEAD er det ændringer fra filen blev tilføjet til indmelding.</text:span></text:p>
          </table:table-cell>
        </table:table-row>
        <table:table-row>
          <table:table-cell table:style-name="Tabel1.A1" office:value-type="string">
            <text:p text:style-name="P11"><text:span text:style-name="T4">git </text:span><text:span text:style-name="T6">status</text:span></text:p>
          </table:table-cell>
          <table:table-cell table:style-name="Tabel1.A1" office:value-type="string">
            <text:p text:style-name="P16"><text:span text:style-name="T33">Viser status for arbejdstræet.</text:span></text:p>
          </table:table-cell>
        </table:table-row>
        <table:table-row>
          <table:table-cell table:style-name="Tabel1.A1" office:value-type="string">
            <text:p text:style-name="P4"><text:span text:style-name="T36">Fjernsteder </text:span><text:span text:style-name="T40">(remote repositories)</text:span></text:p>
          </table:table-cell>
          <table:table-cell table:style-name="Tabel1.A1" office:value-type="string">
            <text:p text:style-name="P14"/>
          </table:table-cell>
        </table:table-row>
        <table:table-row>
          <table:table-cell table:style-name="Tabel1.A1" office:value-type="string">
            <text:p text:style-name="P21"><text:span text:style-name="T4">git </text:span><text:span text:style-name="T8">fetch</text:span><text:span text:style-name="T13"> </text:span><text:span text:style-name="T14">fjernsted</text:span></text:p>
          </table:table-cell>
          <table:table-cell table:style-name="Tabel1.A1" office:value-type="string">
            <text:p text:style-name="P19"><text:span text:style-name="T36">Henter ændringer fra det angivne fjernsted til arbejdstræet.</text:span></text:p>
          </table:table-cell>
        </table:table-row>
        <table:table-row>
          <table:table-cell table:style-name="Tabel1.A1" office:value-type="string">
            <text:p text:style-name="P21"><text:span text:style-name="T4">git </text:span><text:span text:style-name="T8">pull</text:span><text:span text:style-name="T13"> </text:span><text:span text:style-name="T14">fjernsted</text:span></text:p>
          </table:table-cell>
          <table:table-cell table:style-name="Tabel1.A1" office:value-type="string">
            <text:p text:style-name="P19"><text:span text:style-name="T36">Henter og indfletter ændringer fra det angivne fjernsted til arbejdstræet.</text:span></text:p>
          </table:table-cell>
        </table:table-row>
        <table:table-row>
          <table:table-cell table:style-name="Tabel1.A1" office:value-type="string">
            <text:p text:style-name="P21"><text:span text:style-name="T4">git </text:span><text:span text:style-name="T8">push</text:span><text:span text:style-name="T13"> </text:span><text:span text:style-name="T14">fjernsted</text:span></text:p>
          </table:table-cell>
          <table:table-cell table:style-name="Tabel1.A1" office:value-type="string">
            <text:p text:style-name="P19"><text:span text:style-name="T36">Lægger indmeldte ændringer op på den angivne fjernsted.</text:span></text:p>
          </table:table-cell>
        </table:table-row>
        <table:table-row>
          <table:table-cell table:style-name="Tabel1.A1" office:value-type="string">
            <text:p text:style-name="P11"><text:span text:style-name="T4">git </text:span><text:span text:style-name="T8">remote add </text:span><text:span text:style-name="T37">fjernsted url</text:span></text:p>
          </table:table-cell>
          <table:table-cell table:style-name="Tabel1.A1" office:value-type="string">
            <text:p text:style-name="P19"><text:span text:style-name="T36">Tilføjer nyt fjernsted med det angivne fjernstednavn og url'en til fjernstedet.</text:span></text:p>
          </table:table-cell>
        </table:table-row>
        <table:table-row>
          <table:table-cell table:style-name="Tabel1.A1" office:value-type="string">
            <text:p text:style-name="P20"><text:span text:style-name="T1">git </text:span><text:span text:style-name="T14">remote</text:span></text:p>
          </table:table-cell>
          <table:table-cell table:style-name="Tabel1.A1" office:value-type="string">
            <text:p text:style-name="P19"><text:span text:style-name="T36">Viser liste med tilføjede fjernsteder.</text:span></text:p>
          </table:table-cell>
        </table:table-row>
        <table:table-row>
          <table:table-cell table:style-name="Tabel1.A1" office:value-type="string">
            <text:p text:style-name="P11"><text:span text:style-name="T4">git </text:span><text:span text:style-name="T9">clone</text:span><text:span text:style-name="T37"> url</text:span></text:p>
          </table:table-cell>
          <table:table-cell table:style-name="Tabel1.A1" office:value-type="string">
            <text:p text:style-name="P19"><text:span text:style-name="T40">Kloner fjernstedet med den angivne URL til en ny undermappe og dermed arbejdstræ</text:span><text:span text:style-name="T36">.</text:span></text:p>
          </table:table-cell>
        </table:table-row>
        <table:table-row>
          <table:table-cell table:style-name="Tabel1.A1" office:value-type="string">
            <text:p text:style-name="P4"><text:span text:style-name="T40">Udgaver</text:span><text:span text:style-name="T36"> </text:span><text:span text:style-name="T40">(branches)</text:span></text:p>
          </table:table-cell>
          <table:table-cell table:style-name="Tabel1.A1" office:value-type="string">
            <text:p text:style-name="P14"/>
          </table:table-cell>
        </table:table-row>
        <table:table-row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14"/>
          </table:table-cell>
        </table:table-row>
        <table:table-row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14"/>
          </table:table-cell>
        </table:table-row>
        <table:table-row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14"/>
          </table:table-cell>
        </table:table-row>
        <table:table-row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14"/>
          </table:table-cell>
        </table:table-row>
        <table:table-row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14"/>
          </table:table-cell>
        </table:table-row>
        <table:table-row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14"/>
          </table:table-cell>
        </table:table-row>
        <table:table-row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14"/>
          </table:table-cell>
        </table:table-row>
        <table:table-row>
          <table:table-cell table:style-name="Tabel1.A1" office:value-type="string">
            <text:p text:style-name="P7"/>
          </table:table-cell>
          <table:table-cell table:style-name="Tabel1.A1" office:value-type="string">
            <text:p text:style-name="P14"/>
          </table:table-cell>
        </table:table-row>
        <table:table-row>
          <table:table-cell table:style-name="Tabel1.A1" office:value-type="string">
            <text:p text:style-name="P3"><text:span text:style-name="T1">Hjælp</text:span></text:p>
          </table:table-cell>
          <table:table-cell table:style-name="Tabel1.A1" office:value-type="string">
            <text:p text:style-name="P13"/>
          </table:table-cell>
        </table:table-row>
        <table:table-row>
          <table:table-cell table:style-name="Tabel1.A1" office:value-type="string">
            <text:p text:style-name="P5"><text:span text:style-name="T3">git help</text:span><text:span text:style-name="T2"> </text:span><text:span text:style-name="T11">kommando</text:span></text:p>
          </table:table-cell>
          <table:table-cell table:style-name="Tabel1.A1" office:value-type="string">
            <text:p text:style-name="P15"><text:span text:style-name="T2">Viser hjælp for den angivne kommando. Uden at angive kommando vises den generelle hjælp.</text:span></text:p>
          </table:table-cell>
        </table:table-row>
      </table:table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09:53:35.19</meta:creation-date>
    <dc:date>2013-06-28T12:15:50.68</dc:date>
    <meta:editing-duration>PT16M23S</meta:editing-duration>
    <meta:editing-cycles>2</meta:editing-cycles>
    <meta:generator>LibreOffice/4.0.2.2$Windows_x86 LibreOffice_project/4c82dcdd6efcd48b1d8bba66bfe1989deee49c3</meta:generator>
    <meta:document-statistic meta:table-count="1" meta:image-count="0" meta:object-count="0" meta:page-count="1" meta:paragraph-count="41" meta:word-count="331" meta:character-count="2120" meta:non-whitespace-character-count="1830"/>
  </office:meta>
</office:document-meta>
</file>